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03DB082664D991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0000" draw:auto-grow-height="true" fo:min-height="15.805cm"/>
    </style:style>
    <style:style style:name="pr6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0000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Happy Path in GIT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0" xml:id="id1" draw:id="id1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Branching</text:p>
          </draw:text-box>
        </draw:frame>
        <draw:frame presentation:style-name="pr5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List local Branches<text:line-break/>git branch<text:line-break/></text:p>
              </text:list-item>
              <text:list-item>
                <text:p text:style-name="P4">Create &amp; CheckOut Branch</text:p>
              </text:list-item>
              <text:list-item>
                <text:p text:style-name="P4">Verify Difference between Branches</text:p>
              </text:list-item>
              <text:list-item>
                <text:p text:style-name="P4">Merge one Branch to Another Branch<text:line-break/>git merge &lt;Source&gt;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</text:p>
          </draw:text-box>
        </draw:frame>
        <draw:frame presentation:style-name="pr6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2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03DB082664D9912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2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4-28T06:51:31.709662725</dc:date>
    <meta:editing-duration>PT11H42M36S</meta:editing-duration>
    <meta:editing-cycles>30</meta:editing-cycles>
    <meta:generator>LibreOffice/5.1.6.2$Linux_X86_64 LibreOffice_project/10m0$Build-2</meta:generator>
    <meta:document-statistic meta:object-count="49"/>
  </office:meta>
</office:document-meta>
</file>